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24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138.76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13.51pt"/>
    </style:style>
    <style:style style:name="co6" style:family="table-column">
      <style:table-column-properties fo:break-before="auto" style:column-width="1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Przypadek</text:p>
          </table:table-cell>
          <table:table-cell table:style-name="ce1" office:value-type="string" calcext:value-type="string">
            <text:p>Próbka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Wektor ograniczeń</text:p>
          </table:table-cell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jeden dodatkowy róworamienny na potwierdzenie tez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2" office:value-type="string" calcext:value-type="string">
            <text:p>"012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3/4/5</text:p>
          </table:table-cell>
          <table:table-cell table:style-name="ce3" office:value-type="string" calcext:value-type="string">
            <text:p>"239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2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1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równoboczn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wadra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mb 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rójkąt prostokątny</text:p>
          </table:table-cell>
          <table:table-cell table:style-name="ce4" office:value-type="string" calcext:value-type="string">
            <text:p>testują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dbicie lustrzane jednego z uczących</text:p>
          </table:table-cell>
          <table:table-cell table:style-name="ce7"/>
          <table:table-cell table:style-name="ce6" office:value-type="string" calcext:value-type="string">
            <text:p>odrzucony ze względu na to że segmentowane ramiona są źle skierowa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 z jedną przekątną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"29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ęciokąt forem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powiązane odcink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3" office:value-type="string" calcext:value-type="string">
            <text:p>"023478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prostokątny równoramienn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</text:p>
          </table:table-cell>
          <table:table-cell table:style-name="ce6"/>
          <table:table-cell table:style-name="ce6" office:value-type="string" calcext:value-type="string">
            <text:p>poprawio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2" office:value-type="string" calcext:value-type="string">
            <text:p>"023478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1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mek</text:p>
          </table:table-cell>
          <table:table-cell table:style-name="ce5"/>
          <table:table-cell table:style-name="ce5" office:value-type="string" calcext:value-type="string">
            <text:p>poprawion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bocznym</text:p>
          </table:table-cell>
          <table:table-cell table:style-name="ce3" office:value-type="string" calcext:value-type="string">
            <text:p>"0234789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boczny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ramienny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ramienny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przekątnymi</text:p>
          </table:table-cell>
          <table:table-cell table:style-name="ce6"/>
          <table:table-cell table:style-name="ce6" office:value-type="string" calcext:value-type="string">
            <text:p>poprawio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okne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wa domk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2" office:value-type="string" calcext:value-type="string">
            <text:p>?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od dołu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udełko fron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ostka o trójkątnej podstawi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sto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4:27:25.766172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9T14:29:05.674456336</dc:date>
    <meta:editing-duration>PT5M1S</meta:editing-duration>
    <meta:editing-cycles>3</meta:editing-cycles>
    <meta:document-statistic meta:table-count="1" meta:cell-count="445" meta:object-count="0"/>
  </office:meta>
</office:document-meta>
</file>